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14pt" style:text-underline-style="none" officeooo:rsid="0003e873" officeooo:paragraph-rsid="0003e873" style:font-size-asian="12.25pt" style:font-size-complex="14pt"/>
    </style:style>
    <style:style style:name="P2" style:family="paragraph" style:parent-style-name="Standard">
      <style:text-properties style:font-name="Nimbus Sans L" fo:font-size="14pt" style:text-underline-style="none" fo:font-weight="normal" officeooo:rsid="00049c6c" officeooo:paragraph-rsid="00049c6c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Nimbus Sans L" fo:font-size="14pt" fo:font-style="italic" style:text-underline-style="none" officeooo:rsid="00045247" officeooo:paragraph-rsid="00045247" style:font-size-asian="12.25pt" style:font-style-asian="italic" style:font-size-complex="14pt" style:font-style-complex="italic"/>
    </style:style>
    <style:style style:name="P4" style:family="paragraph" style:parent-style-name="Standard">
      <style:text-properties style:font-name="Nimbus Sans L" fo:font-size="14pt" fo:font-style="italic" style:text-underline-style="none" fo:font-weight="normal" officeooo:rsid="00049c6c" officeooo:paragraph-rsid="00049c6c" style:font-size-asian="12.25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text-properties style:font-name="Nimbus Sans L" fo:font-size="16pt" style:text-underline-style="solid" style:text-underline-width="auto" style:text-underline-color="font-color" officeooo:rsid="00045247" officeooo:paragraph-rsid="00045247" style:font-size-asian="16pt" style:font-size-complex="16pt"/>
    </style:style>
    <style:style style:name="P6" style:family="paragraph" style:parent-style-name="Standard">
      <style:text-properties style:font-name="Nimbus Sans L" fo:font-size="16pt" style:text-underline-style="solid" style:text-underline-width="auto" style:text-underline-color="font-color" fo:font-weight="normal" officeooo:rsid="00049c6c" officeooo:paragraph-rsid="00049c6c" style:font-size-asian="14pt" style:font-weight-asian="normal" style:font-size-complex="16pt" style:font-weight-complex="normal"/>
    </style:style>
    <style:style style:name="P7" style:family="paragraph" style:parent-style-name="Standard">
      <style:text-properties style:font-name="Nimbus Sans L" fo:font-size="16pt" fo:font-style="normal" style:text-underline-style="solid" style:text-underline-width="auto" style:text-underline-color="font-color" officeooo:rsid="00045247" officeooo:paragraph-rsid="00045247" style:font-size-asian="14pt" style:font-style-asian="normal" style:font-size-complex="16pt" style:font-style-complex="normal"/>
    </style:style>
    <style:style style:name="P8" style:family="paragraph" style:parent-style-name="Standard">
      <style:text-properties style:font-name="Nimbus Sans L" fo:font-size="18pt" style:text-underline-style="solid" style:text-underline-width="auto" style:text-underline-color="font-color" officeooo:rsid="0004cb8a" officeooo:paragraph-rsid="0004cb8a" style:font-size-asian="15.75pt" style:font-size-complex="18pt"/>
    </style:style>
    <style:style style:name="P9" style:family="paragraph" style:parent-style-name="Standard">
      <style:text-properties style:font-name="Nimbus Sans L" fo:font-size="20pt" style:text-underline-style="solid" style:text-underline-width="auto" style:text-underline-color="font-color" officeooo:rsid="0004cb8a" officeooo:paragraph-rsid="0004cb8a" style:font-size-asian="17.5pt" style:font-size-complex="20pt"/>
    </style:style>
    <style:style style:name="P10" style:family="paragraph" style:parent-style-name="Standard">
      <style:text-properties style:font-name="Nimbus Sans L" fo:font-size="15pt" style:text-underline-style="none" officeooo:rsid="0004cb8a" officeooo:paragraph-rsid="0004cb8a" style:font-size-asian="13.1000003814697pt" style:font-size-complex="15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49c6c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5247" style:font-weight-asian="bold" style:font-weight-complex="bold"/>
    </style:style>
    <style:style style:name="T6" style:family="text">
      <style:text-properties fo:font-size="28pt" style:font-size-asian="24.5pt" style:font-size-complex="28pt"/>
    </style:style>
    <style:style style:name="T7" style:family="text">
      <style:text-properties fo:font-size="28pt" fo:font-weight="bold" officeooo:rsid="0004cb8a" style:font-size-asian="24.5pt" style:font-weight-asian="bold" style:font-size-complex="28pt" style:font-weight-complex="bold"/>
    </style:style>
    <style:style style:name="T8" style:family="text">
      <style:text-properties fo:font-size="28pt" fo:font-weight="normal" officeooo:rsid="0004cb8a" style:font-size-asian="24.5pt" style:font-weight-asian="normal" style:font-size-complex="2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SEFULNESS EXERCISE</text:p>
      <text:p text:style-name="P9"/>
      <text:p text:style-name="P10">This survey was conducted at the vicinity of Yaya Centre. Here are my results:</text:p>
      <text:p text:style-name="P10"/>
      <text:p text:style-name="P8">Questions asked;</text:p>
      <text:p text:style-name="P1"/>
      <text:p text:style-name="P1">1. <text:span text:style-name="T4">Would you ever or have you ever checked online for a place to take coffee?</text:span></text:p>
      <text:p text:style-name="P1"/>
      <text:p text:style-name="P5">Answers given;</text:p>
      <text:p text:style-name="P3">User 1... <text:tab/><text:span text:style-name="T1">No, not really.</text:span></text:p>
      <text:p text:style-name="P3">User 2... <text:tab/><text:span text:style-name="T1">No, it's actually my first time here. I was just passing by.</text:span></text:p>
      <text:p text:style-name="P3">User 3... <text:tab/><text:span text:style-name="T1">No, I wasn't here for coffee. I was looking for a meeting spot and <text:tab/><text:tab/>decided to stay here.</text:span></text:p>
      <text:p text:style-name="P3">User 4...<text:tab/><text:span text:style-name="T1">No, I never did.</text:span></text:p>
      <text:p text:style-name="P3">User 5...<text:tab/><text:span text:style-name="T1">It was never necessary for me, so no.</text:span></text:p>
      <text:p text:style-name="P3"/>
      <text:p text:style-name="P1">2. <text:span text:style-name="T4">If you do check into a website, what are some of the things you hope to get?</text:span></text:p>
      <text:p text:style-name="P1"><text:span text:style-name="T4"/></text:p>
      <text:p text:style-name="P7">Answers given;</text:p>
      <text:p text:style-name="P3">User 1...<text:tab/><text:span text:style-name="T1">The foods they have, the menu.</text:span></text:p>
      <text:p text:style-name="P3">User 2...<text:tab/><text:span text:style-name="T1">Their foodstuff.</text:span></text:p>
      <text:p text:style-name="P3">User 3... <text:tab/><text:span text:style-name="T1">What stands </text:span><text:span text:style-name="T2">out from other café's,</text:span><text:span text:style-name="T1"> </text:span><text:span text:style-name="T2">t</text:span><text:span text:style-name="T1">he offers they have, </text:span><text:span text:style-name="T2">the foods <text:tab/><text:tab/>they have in their café and their beverages. </text:span></text:p>
      <text:p text:style-name="P3">User 4... <text:tab/><text:span text:style-name="T2">The location of where it is and the foods they have.</text:span></text:p>
      <text:p text:style-name="P3"><text:span text:style-name="T1">User</text:span> 5...<text:tab/><text:span text:style-name="T2">Their specials for the day.</text:span></text:p>
      <text:p text:style-name="P1"/>
      <text:p text:style-name="P1">3. <text:span text:style-name="T4">What are some of the things that would cause you to want to check a café's websit</text:span><text:span text:style-name="T5">e?</text:span></text:p>
      <text:p text:style-name="P1"/>
      <text:p text:style-name="P6">Answers given;</text:p>
      <text:p text:style-name="P4">User 1...<text:tab/><text:span text:style-name="T1">If they are open on some days.</text:span></text:p>
      <text:p text:style-name="P4">User 2...<text:tab/><text:span text:style-name="T1">No comment.</text:span></text:p>
      <text:p text:style-name="P4">User 3...<text:tab/><text:span text:style-name="T1">If there is a promotion, and if their service caused me to want to <text:tab/><text:tab/>come back.</text:span></text:p>
      <text:p text:style-name="P4">User 4...<text:tab/><text:span text:style-name="T1">No comment.</text:span></text:p>
      <text:p text:style-name="P2"><text:span text:style-name="T3">User 5...<text:tab/></text:span><text:span text:style-name="T1">No com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23:31:39.435773802</meta:creation-date>
    <dc:date>2016-01-16T00:17:02.512887795</dc:date>
    <meta:editing-duration>PT44M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224" meta:character-count="1151" meta:non-whitespace-character-count="939"/>
  </office:meta>
</office:document-meta>
</file>